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MORENO HERRERA BETZABETH CARMEN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HUANUCO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0/08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MORENO HERRERA, BETZABETH CARMEN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7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2" office:value-type="string">
            <text:p text:style-name="P1">200</text:p>
          </table:table-cell>
        </table:table-row>
        <table:table-row>
          <table:table-cell table:style-name="Tabla1.A2" office:value-type="float" office:value="0">
            <text:p text:style-name="P1">POLLO BB CARNE:</text:p>
          </table:table-cell>
          <table:table-cell table:style-name="Tabla1.B9" office:value-type="string">
            <text:p text:style-name="P1">300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2" office:value-type="float" office:value="0">
            <text:p text:style-name="P1">GALLINAS ROJAS:</text:p>
          </table:table-cell>
          <table:table-cell table:style-name="Tabla1.B9" office:value-type="string">
            <text:p text:style-name="P1">100</text:p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1/08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0T20:14:48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